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rac>
              <mrow>
                <mtext>d</mtext>
                <mi>H</mi>
              </mrow>
              <mrow>
                <mtext>d</mtext>
                <mi>t</mi>
              </mrow>
            </mfrac>
            <mrow>
              <mi/>
              <mo stretchy="false">=</mo>
              <mi/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i>S</mi>
              </munderover>
              <mfenced open="{" close="}">
                <mrow>
                  <mfrac>
                    <mrow>
                      <mo stretchy="false">∂</mo>
                      <mi>H</mi>
                    </mrow>
                    <mrow>
                      <mo stretchy="false">∂</mo>
                      <msub>
                        <mi>q</mi>
                        <mi>j</mi>
                      </msub>
                    </mrow>
                  </mfrac>
                  <mover accent="true">
                    <msub>
                      <mi>q</mi>
                      <mi>j</mi>
                    </msub>
                    <mo stretchy="false">˙</mo>
                  </mover>
                  <mrow>
                    <mi/>
                    <mo stretchy="false">+</mo>
                    <mi/>
                  </mrow>
                  <mfrac>
                    <mrow>
                      <mo stretchy="false">∂</mo>
                      <mi>H</mi>
                    </mrow>
                    <mrow>
                      <mo stretchy="false">∂</mo>
                      <msub>
                        <mi>p</mi>
                        <mi>j</mi>
                      </msub>
                    </mrow>
                  </mfrac>
                  <mover accent="true">
                    <msub>
                      <mi>p</mi>
                      <mi>j</mi>
                    </msub>
                    <mo stretchy="false">˙</mo>
                  </mover>
                </mrow>
              </mfenced>
            </mrow>
            <mrow>
              <mi/>
              <mo stretchy="false">+</mo>
              <mi/>
            </mrow>
            <mfrac>
              <mrow>
                <mo stretchy="false">∂</mo>
                <mi>H</mi>
              </mrow>
              <mrow>
                <mo stretchy="false">∂</mo>
                <mi>t</mi>
              </mrow>
            </mfrac>
            <mrow>
              <mi/>
              <mo stretchy="false">=</mo>
              <mi/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i>S</mi>
              </munderover>
              <mfenced open="{" close="}">
                <mrow>
                  <mfrac>
                    <mrow>
                      <mo stretchy="false">∂</mo>
                      <mi>H</mi>
                    </mrow>
                    <mrow>
                      <mo stretchy="false">∂</mo>
                      <msub>
                        <mi>q</mi>
                        <mi>j</mi>
                      </msub>
                    </mrow>
                  </mfrac>
                  <mfrac>
                    <mrow>
                      <mo stretchy="false">∂</mo>
                      <mi>H</mi>
                    </mrow>
                    <mrow>
                      <mo stretchy="false">∂</mo>
                      <msub>
                        <mi>p</mi>
                        <mi>j</mi>
                      </msub>
                    </mrow>
                  </mfrac>
                  <mrow>
                    <mi/>
                    <mo stretchy="false">−</mo>
                    <mi/>
                  </mrow>
                  <mfrac>
                    <mrow>
                      <mo stretchy="false">∂</mo>
                      <mi>H</mi>
                    </mrow>
                    <mrow>
                      <mo stretchy="false">∂</mo>
                      <msub>
                        <mi>p</mi>
                        <mi>j</mi>
                      </msub>
                    </mrow>
                  </mfrac>
                  <mfrac>
                    <mrow>
                      <mo stretchy="false">∂</mo>
                      <mi>H</mi>
                    </mrow>
                    <mrow>
                      <mo stretchy="false">∂</mo>
                      <msub>
                        <mi>q</mi>
                        <mi>j</mi>
                      </msub>
                    </mrow>
                  </mfrac>
                </mrow>
              </mfenced>
            </mrow>
            <mrow>
              <mi/>
              <mo stretchy="false">+</mo>
              <mi/>
            </mrow>
            <mfrac>
              <mrow>
                <mo stretchy="false">∂</mo>
                <mi>H</mi>
              </mrow>
              <mrow>
                <mo stretchy="false">∂</mo>
                <mi>t</mi>
              </mrow>
            </mfrac>
          </mrow>
        </mtd>
      </mtr>
      <mtr>
        <mtd>
          <mrow/>
        </mtd>
      </mtr>
      <mtr>
        <mtd>
          <mrow>
            <mfrac>
              <mrow>
                <mtext>d</mtext>
                <mi>H</mi>
              </mrow>
              <mrow>
                <mtext>d</mtext>
                <mi>t</mi>
              </mrow>
            </mfrac>
            <mrow>
              <mi/>
              <mo stretchy="false">=</mo>
              <mi/>
            </mrow>
            <mfrac>
              <mrow>
                <mo stretchy="false">∂</mo>
                <mi>H</mi>
              </mrow>
              <mrow>
                <mo stretchy="false">∂</mo>
                <mi>t</mi>
              </mrow>
            </mfrac>
            <mrow>
              <mi/>
              <mo stretchy="false">=</mo>
              <mrow>
                <mi/>
                <mo stretchy="false">−</mo>
                <mrow>
                  <mfrac>
                    <mrow>
                      <mo stretchy="false">∂</mo>
                      <mi>L</mi>
                    </mrow>
                    <mrow>
                      <mo stretchy="false">∂</mo>
                      <mi>t</mi>
                    </mrow>
                  </mfrac>
                </mrow>
              </mrow>
            </mrow>
          </mrow>
        </mtd>
      </mtr>
    </mtable>
    <annotation encoding="StarMath 5.0">{"d" H} over {"d" t} `=` sum from j=1 to S left lbrace {partial H} over {partial q_j} dot q_j `+` {partial H} over {partial p_j} dot p_j right rbrace `+` {partial H} over {partial t} `=` sum from j=1 to S left lbrace {partial H} over {partial q_j} {partial H} over {partial p_j} `-` {partial H} over {partial p_j} {partial H} over {partial q_j} right rbrace `+` {partial H} over {partial t} newline newline
{"d" H} over {"d" t} `=` {partial H} over {partial t} `=` -{{partial L} over {partial t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8:35:06.976000000</meta:creation-date>
    <meta:generator>LibreOffice/4.1.4.2$Windows_x86 LibreOffice_project/0a0440ccc0227ad9829de5f46be37cfb6edcf72</meta:generator>
  </office:meta>
</office:document-meta>
</file>